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0200000B401D9BE637F803AE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32.07cm" fo:min-width="89.081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4.214cm" fo:min-width="86.99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cm" fo:min-width="7.2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1cm" fo:min-width="10.993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1cm" fo:min-width="9.134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7cm" draw:marker-end="Arrow_20_concave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212cm" svg:stroke-color="#808080" draw:marker-start-width="0.517cm" draw:marker-end="Circle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54cm" fo:min-width="9.176cm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9cm" fo:min-width="9.127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48cm" fo:min-width="9.176cm" fo:padding-top="0.151cm" fo:padding-bottom="0.151cm" fo:padding-left="0.276cm" fo:padding-right="0.276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89cm" fo:min-width="7.267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89cm" fo:min-width="10.993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89cm" fo:min-width="9.124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54cm" fo:min-width="9.175cm" fo:padding-top="0.151cm" fo:padding-bottom="0.151cm" fo:padding-left="0.276cm" fo:padding-right="0.276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9cm" fo:min-width="9.137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22cm" fo:min-width="9.185cm" fo:padding-top="0.151cm" fo:padding-bottom="0.151cm" fo:padding-left="0.276cm" fo:padding-right="0.276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cm" fo:min-width="7.158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1cm" fo:min-width="11.661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1cm" fo:min-width="11.266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34cm" fo:min-width="9.187cm" fo:padding-top="0.151cm" fo:padding-bottom="0.151cm" fo:padding-left="0.276cm" fo:padding-right="0.276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81cm" fo:min-width="9.135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79cm" fo:min-width="9.128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899cm" fo:min-width="4.745cm" fo:padding-top="0.177cm" fo:padding-bottom="0.177cm" fo:padding-left="0.302cm" fo:padding-right="0.302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018cm" fo:min-width="0.83cm" fo:padding-top="0.165cm" fo:padding-bottom="0.165cm" fo:padding-left="0.29cm" fo:padding-right="0.29cm" fo:wrap-option="no-wrap"/>
    </style:style>
    <style:style style:name="gr26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26cm" fo:min-width="6.714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28cm" fo:min-width="6.712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9.493cm" fo:min-width="34.256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48cm" fo:min-width="9.186cm" fo:padding-top="0.151cm" fo:padding-bottom="0.151cm" fo:padding-left="0.276cm" fo:padding-right="0.276cm"/>
    </style:style>
    <style:style style:name="gr30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22.586cm" fo:min-width="43.919cm" fo:padding-top="0.178cm" fo:padding-bottom="0.178cm" fo:padding-left="0.303cm" fo:padding-right="0.303cm" fo:wrap-option="no-wrap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ff3300" draw:textarea-vertical-align="middle" draw:auto-grow-height="false" fo:min-height="19.645cm" fo:min-width="19.395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0000" draw:marker-start-width="0.359cm" draw:marker-end-width="0.359cm" draw:fill-color="#0066cc" draw:textarea-vertical-align="middle" draw:auto-grow-height="false" fo:min-height="20.245cm" fo:min-width="19.995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1.35cm"/>
    </style:style>
    <style:style style:name="gr34" style:family="graphic" style:parent-style-name="standard">
      <style:graphic-properties draw:stroke="none" draw:fill="none" fo:min-height="1.75cm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fe7f5"/>
      <style:paragraph-properties fo:text-align="center"/>
      <style:text-properties fo:font-size="60pt" style:font-size-asian="60pt" style:font-size-complex="60pt"/>
    </style:style>
    <style:style style:name="P4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6" style:family="paragraph">
      <loext:graphic-properties draw:fill="none"/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7" style:family="paragraph">
      <loext:graphic-properties draw:fill="none"/>
      <style:paragraph-properties fo:text-align="center"/>
      <style:text-properties fo:font-size="60pt" fo:font-style="normal" style:font-size-asian="60pt" style:font-style-asian="normal" style:font-size-complex="60pt" style:font-style-complex="normal"/>
    </style:style>
    <style:style style:name="P8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9" style:family="paragraph">
      <loext:graphic-properties draw:fill="none"/>
      <style:paragraph-properties fo:text-align="center"/>
      <style:text-properties fo:font-size="60pt" fo:font-style="italic" style:font-size-asian="60pt" style:font-size-complex="60pt"/>
    </style:style>
    <style:style style:name="P10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3300"/>
      <style:paragraph-properties fo:text-align="center"/>
    </style:style>
    <style:style style:name="P13" style:family="paragraph">
      <loext:graphic-properties draw:fill-color="#0066cc"/>
      <style:paragraph-properties fo:text-align="center"/>
    </style:style>
    <style:style style:name="P14" style:family="paragraph">
      <style:paragraph-properties fo:text-align="start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start"/>
      <style:text-properties fo:font-weight="bold"/>
    </style:style>
    <style:style style:name="P17" style:family="paragraph">
      <loext:graphic-properties draw:fill="none"/>
      <style:paragraph-properties fo:text-align="start"/>
      <style:text-properties fo:font-size="22pt" fo:font-weight="bold" style:font-size-asian="22pt" style:font-size-complex="22pt"/>
    </style:style>
    <style:style style:name="P18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60pt" fo:font-style="italic" style:font-size-asian="60pt" style:font-style-asian="italic" style:font-size-complex="60pt" style:font-style-complex="italic"/>
    </style:style>
    <style:style style:name="T5" style:family="text">
      <style:text-properties fo:font-size="60pt" fo:font-style="normal" style:font-size-asian="60pt" style:font-style-asian="normal" style:font-size-complex="60pt" style:font-style-complex="normal"/>
    </style:style>
    <style:style style:name="T6" style:family="text">
      <style:text-properties fo:font-size="60pt" fo:font-style="italic" style:font-size-asian="60pt" style:font-size-complex="60pt"/>
    </style:style>
    <style:style style:name="T7" style:family="text">
      <style:text-properties fo:font-size="54pt" fo:font-style="italic" style:font-size-asian="54pt" style:font-size-complex="54pt"/>
    </style:style>
    <style:style style:name="T8" style:family="text">
      <style:text-properties fo:font-size="72pt" fo:font-weight="bold" style:font-size-asian="72pt" style:font-weight-asian="bold" style:font-size-complex="72pt" style:font-weight-complex="bold"/>
    </style:style>
    <style:style style:name="T9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0.056cm" svg:height="78.75cm" svg:x="-0.002cm" svg:y="-0.002cm">
          <draw:image xlink:href="Pictures/100002010000140200000B401D9BE637F803AE8A.png" xlink:type="simple" xlink:show="embed" xlink:actuate="onLoad">
            <text:p/>
          </draw:image>
        </draw:frame>
        <draw:g>
          <draw:custom-shape draw:style-name="gr2" draw:text-style-name="P3" draw:layer="layout" svg:width="91.011cm" svg:height="33.75cm" svg:x="24.495cm" svg:y="9.972cm">
            <text:p text:style-name="P2"><text:span text:style-name="T1">GPR Basal Ganglia Model (branch s/w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88.575cm" svg:height="25.546cm" svg:x="25.727cm" svg:y="16.7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5" xml:id="id1" draw:id="id1" draw:layer="layout" svg:width="8.114cm" svg:height="2.464cm" svg:x="61.157cm" svg:y="17.567cm">
                <text:p text:style-name="P2"><text:span text:style-name="T2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xml:id="id2" draw:id="id2" draw:layer="layout" svg:width="11.837cm" svg:height="2.465cm" svg:x="52.772cm" svg:y="23.782cm">
                <text:p text:style-name="P2"><text:span text:style-name="T3">Striatum (D2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5" xml:id="id3" draw:id="id3" draw:layer="layout" svg:width="9.978cm" svg:height="2.465cm" svg:x="66.471cm" svg:y="23.782cm">
                <text:p text:style-name="P2"><text:span text:style-name="T2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65.214cm" svg:y1="20.031cm" svg:x2="58.69cm" svg:y2="23.782cm" draw:start-shape="id1" draw:start-glue-point="2" draw:end-shape="id2" draw:end-glue-point="0" svg:d="M65214 20031c0 2814-6524 939-6524 3751" svg:viewBox="0 0 6525 3752">
                <text:p/>
              </draw:connector>
              <draw:connector draw:style-name="gr7" draw:text-style-name="P1" draw:layer="layout" draw:type="curve" svg:x1="65.214cm" svg:y1="20.031cm" svg:x2="71.46cm" svg:y2="23.782cm" draw:start-shape="id1" draw:start-glue-point="2" draw:end-shape="id3" draw:end-glue-point="0" svg:d="M65214 20031c0 2814 6246 939 6246 3751" svg:viewBox="0 0 6247 3752">
                <text:p/>
              </draw:connector>
              <draw:connector draw:style-name="gr7" draw:text-style-name="P1" draw:layer="layout" draw:type="curve" svg:x1="71.46cm" svg:y1="26.247cm" svg:x2="65.815cm" svg:y2="33.976cm" draw:start-shape="id3" draw:start-glue-point="2" svg:d="M71460 26247c0 6213-5645 2349-5645 7729" svg:viewBox="0 0 5646 7730">
                <text:p/>
              </draw:connector>
              <draw:connector draw:style-name="gr7" draw:text-style-name="P1" draw:layer="layout" draw:type="curve" svg:x1="71.46cm" svg:y1="26.247cm" svg:x2="67.276cm" svg:y2="33.944cm" draw:start-shape="id3" draw:start-glue-point="2" svg:d="M71460 26247c0 6189-4184 2341-4184 7697" svg:viewBox="0 0 4185 7698">
                <text:p/>
              </draw:connector>
              <draw:connector draw:style-name="gr8" draw:text-style-name="P1" draw:layer="layout" draw:type="curve" svg:x1="58.69cm" svg:y1="26.247cm" svg:x2="63.869cm" svg:y2="33.904cm" draw:start-shape="id2" draw:start-glue-point="2" svg:d="M58690 26247c0 6159 5179 2331 5179 7657" svg:viewBox="0 0 5180 7658">
                <text:p/>
              </draw:connector>
              <draw:custom-shape draw:style-name="gr9" draw:text-style-name="P6" draw:layer="layout" svg:width="9.97cm" svg:height="2.498cm" svg:x="60.613cm" svg:y="26.862cm">
                <text:p text:style-name="P2"><text:span text:style-name="T4">Function?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5" draw:layer="layout" svg:width="9.971cm" svg:height="2.473cm" svg:x="60.229cm" svg:y="33.979cm">
                <text:p text:style-name="P2"><text:span text:style-name="T2">GP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" draw:text-style-name="P7" draw:layer="layout" svg:width="9.97cm" svg:height="2.492cm" svg:x="50.703cm" svg:y="17.908cm">
                <text:p text:style-name="P2"><text:span text:style-name="T5">(b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2" draw:text-style-name="P8" xml:id="id4" draw:id="id4" draw:layer="layout" svg:width="8.113cm" svg:height="2.485cm" svg:x="35.615cm" svg:y="17.583cm">
                <text:p text:style-name="P2"><text:span text:style-name="T2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5" xml:id="id5" draw:id="id5" draw:layer="layout" svg:width="11.839cm" svg:height="2.485cm" svg:x="27.228cm" svg:y="23.806cm">
                <text:p text:style-name="P2"><text:span text:style-name="T3">Striatum (D1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5" xml:id="id6" draw:id="id6" draw:layer="layout" svg:width="9.97cm" svg:height="2.485cm" svg:x="40.937cm" svg:y="23.806cm">
                <text:p text:style-name="P2"><text:span text:style-name="T2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39.671cm" svg:y1="20.068cm" svg:x2="33.147cm" svg:y2="23.806cm" draw:start-shape="id4" draw:start-glue-point="2" draw:end-shape="id5" draw:end-glue-point="0" svg:d="M39671 20068c0 2802-6524 933-6524 3738" svg:viewBox="0 0 6525 3739">
                <text:p/>
              </draw:connector>
              <draw:connector draw:style-name="gr7" draw:text-style-name="P1" draw:layer="layout" draw:type="curve" svg:x1="39.671cm" svg:y1="20.068cm" svg:x2="45.922cm" svg:y2="23.806cm" draw:start-shape="id4" draw:start-glue-point="2" draw:end-shape="id6" draw:end-glue-point="0" svg:d="M39671 20068c0 2802 6251 933 6251 3738" svg:viewBox="0 0 6252 3739">
                <text:p/>
              </draw:connector>
              <draw:connector draw:style-name="gr7" draw:text-style-name="P1" draw:layer="layout" draw:type="curve" svg:x1="45.922cm" svg:y1="26.291cm" svg:x2="40.277cm" svg:y2="33.992cm" draw:start-shape="id6" draw:start-glue-point="2" svg:d="M45922 26291c0 6190-5645 2340-5645 7701" svg:viewBox="0 0 5646 7702">
                <text:p/>
              </draw:connector>
              <draw:connector draw:style-name="gr7" draw:text-style-name="P1" draw:layer="layout" draw:type="curve" svg:x1="45.922cm" svg:y1="26.291cm" svg:x2="41.735cm" svg:y2="33.96cm" draw:start-shape="id6" draw:start-glue-point="2" svg:d="M45922 26291c0 6166-4187 2332-4187 7669" svg:viewBox="0 0 4188 7670">
                <text:p/>
              </draw:connector>
              <draw:connector draw:style-name="gr8" draw:text-style-name="P1" draw:layer="layout" draw:type="curve" svg:x1="33.147cm" svg:y1="26.291cm" svg:x2="38.327cm" svg:y2="33.927cm" draw:start-shape="id5" draw:start-glue-point="2" svg:d="M33147 26291c0 6142 5180 2325 5180 7636" svg:viewBox="0 0 5181 7637">
                <text:p/>
              </draw:connector>
              <draw:custom-shape draw:style-name="gr15" draw:text-style-name="P6" draw:layer="layout" svg:width="9.969cm" svg:height="2.498cm" svg:x="35.068cm" svg:y="26.876cm">
                <text:p text:style-name="P2"><text:span text:style-name="T4">Selec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6" draw:text-style-name="P5" draw:layer="layout" svg:width="9.981cm" svg:height="2.473cm" svg:x="34.684cm" svg:y="33.995cm">
                <text:p text:style-name="P2"><text:span text:style-name="T2">EP/SNr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7" draw:layer="layout" svg:width="9.977cm" svg:height="2.464cm" svg:x="25.699cm" svg:y="17.567cm">
                <text:p text:style-name="P2"><text:span text:style-name="T5">(a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8" draw:text-style-name="P5" xml:id="id7" draw:id="id7" draw:layer="layout" svg:width="8.002cm" svg:height="2.464cm" svg:x="91.474cm" svg:y="17.567cm">
                <text:p text:style-name="P2"><text:span text:style-name="T2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5" xml:id="id8" draw:id="id8" draw:layer="layout" svg:width="12.505cm" svg:height="2.465cm" svg:x="78.966cm" svg:y="23.782cm">
                <text:p text:style-name="P2"><text:span text:style-name="T3">Striatum (D1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5" xml:id="id9" draw:id="id9" draw:layer="layout" svg:width="12.11cm" svg:height="2.465cm" svg:x="99.856cm" svg:y="23.782cm">
                <text:p text:style-name="P2"><text:span text:style-name="T3">Striatum (D2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95.475cm" svg:y1="20.031cm" svg:x2="85.218cm" svg:y2="23.782cm" draw:start-shape="id7" draw:start-glue-point="2" draw:end-shape="id8" draw:end-glue-point="0" svg:d="M95475 20031c0 2814-10257 939-10257 3751" svg:viewBox="0 0 10258 3752">
                <text:p/>
              </draw:connector>
              <draw:connector draw:style-name="gr7" draw:text-style-name="P1" draw:layer="layout" draw:type="curve" svg:x1="95.475cm" svg:y1="20.031cm" svg:x2="105.911cm" svg:y2="23.782cm" draw:start-shape="id7" draw:start-glue-point="2" draw:end-shape="id9" draw:end-glue-point="0" svg:d="M95475 20031c0 2814 10436 939 10436 3751" svg:viewBox="0 0 10437 3752">
                <text:p/>
              </draw:connector>
              <draw:connector draw:style-name="gr7" draw:text-style-name="P1" draw:layer="layout" draw:type="curve" draw:line-skew="-0.076cm" svg:x1="93.888cm" svg:y1="26.262cm" svg:x2="89.882cm" svg:y2="33.979cm" svg:d="M93888 26262c0 5446-4006 1566-4006 7717" svg:viewBox="0 0 4007 7718">
                <text:p/>
              </draw:connector>
              <draw:connector draw:style-name="gr7" draw:text-style-name="P1" draw:layer="layout" draw:type="curve" svg:x1="96.678cm" svg:y1="26.266cm" svg:x2="101.732cm" svg:y2="33.984cm" svg:d="M96678 26266c0 5794 5054 1934 5054 7718" svg:viewBox="0 0 5055 7719">
                <text:p/>
              </draw:connector>
              <draw:connector draw:style-name="gr8" draw:text-style-name="P1" draw:layer="layout" draw:type="curve" svg:x1="85.218cm" svg:y1="26.247cm" svg:x2="87.095cm" svg:y2="33.984cm" draw:start-shape="id8" draw:start-glue-point="2" svg:d="M85218 26247c0 6219 1877 2351 1877 7737" svg:viewBox="0 0 1878 7738">
                <text:p/>
              </draw:connector>
              <draw:custom-shape draw:style-name="gr21" draw:text-style-name="P9" draw:layer="layout" svg:width="9.979cm" svg:height="2.476cm" svg:x="100.403cm" svg:y="38.03cm">
                <text:p text:style-name="P2"><text:span text:style-name="T6">Control signals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draw:line-skew="0.046cm" svg:x1="96.678cm" svg:y1="26.266cm" svg:x2="103.592cm" svg:y2="33.987cm" svg:d="M96678 26266c0 5982 6914 2142 6914 7721" svg:viewBox="0 0 6915 7722">
                <text:p/>
              </draw:connector>
              <draw:connector draw:style-name="gr7" draw:text-style-name="P1" draw:layer="layout" draw:type="curve" svg:x1="93.888cm" svg:y1="26.262cm" svg:x2="88.571cm" svg:y2="33.98cm" svg:d="M93888 26262c0 5796-5317 1936-5317 7718" svg:viewBox="0 0 5318 7719">
                <text:p/>
              </draw:connector>
              <draw:connector draw:style-name="gr8" draw:text-style-name="P1" draw:layer="layout" draw:type="curve" svg:x1="105.911cm" svg:y1="26.247cm" svg:x2="105.182cm" svg:y2="33.988cm" draw:start-shape="id9" draw:start-glue-point="2" svg:d="M105911 26247c0 6222-729 2352-729 7741" svg:viewBox="0 0 730 7742">
                <text:p/>
              </draw:connector>
              <draw:connector draw:style-name="gr8" draw:text-style-name="P1" draw:layer="layout" draw:type="curve" svg:x1="98.56cm" svg:y1="35.229cm" svg:x2="93.615cm" svg:y2="35.223cm" draw:start-shape="id10" draw:start-glue-point="3" draw:end-shape="id11" draw:end-glue-point="1" svg:d="M98560 35229c-3708 0-1236-6-4945-6" svg:viewBox="0 0 4946 7">
                <text:p/>
              </draw:connector>
              <draw:custom-shape draw:style-name="gr22" draw:text-style-name="P5" xml:id="id10" draw:id="id10" draw:layer="layout" svg:width="9.979cm" svg:height="2.475cm" svg:x="98.56cm" svg:y="33.992cm">
                <text:p text:style-name="P2"><text:span text:style-name="T2">GP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3" draw:text-style-name="P5" xml:id="id11" draw:id="id11" draw:layer="layout" svg:width="9.972cm" svg:height="2.473cm" svg:x="83.643cm" svg:y="33.987cm">
                <text:p text:style-name="P2"><text:span text:style-name="T2">EP/SNr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8" draw:text-style-name="P1" draw:layer="layout" draw:type="curve" svg:x1="98.56cm" svg:y1="35.229cm" svg:x2="95.478cm" svg:y2="26.282cm" draw:start-shape="id10" draw:start-glue-point="3" draw:end-shape="id12" draw:end-glue-point="2" svg:d="M98560 35229c-2055 0-3082-2982-3082-8947" svg:viewBox="0 0 3083 8948">
                <text:p/>
              </draw:connector>
              <draw:custom-shape draw:style-name="gr24" draw:text-style-name="P5" xml:id="id12" draw:id="id12" draw:layer="layout" svg:width="5.591cm" svg:height="2.495cm" svg:x="92.683cm" svg:y="23.787cm">
                <text:p text:style-name="P2"><text:span text:style-name="T2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1" draw:layer="layout" draw:type="curve" svg:x1="95.475cm" svg:y1="20.031cm" svg:x2="95.478cm" svg:y2="23.787cm" draw:start-shape="id7" draw:start-glue-point="2" draw:end-shape="id12" draw:end-glue-point="0" svg:d="M95475 20031c0 2818 3 941 3 3756" svg:viewBox="0 0 4 3757">
                <text:p/>
              </draw:connector>
              <draw:custom-shape draw:style-name="gr25" draw:text-style-name="P1" draw:layer="layout" svg:width="2.002cm" svg:height="3.336cm" draw:transform="skewX (0.402472925509892) translate (96.724cm 33.239cm)">
                <text:p/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4990.1148277584 34002.0377584657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custom-shape draw:style-name="gr26" draw:text-style-name="P9" draw:layer="layout" svg:width="7.506cm" svg:height="2.468cm" svg:x="78.31cm" svg:y="28.598cm">
                <text:p text:style-name="P2"><text:span text:style-name="T6">Selec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0" draw:layer="layout" svg:width="7.504cm" svg:height="2.47cm" svg:x="105.502cm" svg:y="28.58cm">
                <text:p text:style-name="P2"><text:span text:style-name="T7">Control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8" draw:text-style-name="P1" draw:layer="layout" svg:width="34.86cm" svg:height="19.847cm" svg:x="78.036cm" svg:y="20.9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7" draw:layer="layout" svg:width="9.98cm" svg:height="2.492cm" svg:x="75.583cm" svg:y="17.907cm">
                <text:p text:style-name="P2"><text:span text:style-name="T5">(c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30" draw:text-style-name="P11" draw:layer="layout" svg:width="44.524cm" svg:height="22.941cm" svg:x="70.1cm" svg:y="45.838cm">
            <text:p/>
            <draw:enhanced-geometry svg:viewBox="0 0 21600 21600" draw:mirror-horizontal="false" draw:mirror-vertical="false" draw:glue-points="10800 0 0 10800 10800 21600 21600 10800 ?f40 ?f41" draw:text-areas="0 0 21600 21600" draw:type="rectangular-callout" draw:modifiers="2288.31443009545 -7790.95109406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31" draw:text-style-name="P12" draw:layer="layout" svg:width="20cm" svg:height="20cm" draw:transform="rotate (1.5707963267949) translate (8.2cm 28.7cm)">
          <text:p/>
          <draw:enhanced-geometry svg:viewBox="0 0 21600 21600" draw:mirror-horizontal="false" draw:mirror-vertical="true" draw:text-areas="0 0 21600 21600" draw:type="circular-arrow" draw:modifiers="-89.485844459519 2.75062459109037 7505.092068941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13" draw:layer="layout" svg:width="20.6cm" svg:height="20.6cm" svg:x="107.8cm" svg:y="26cm">
          <text:p/>
          <draw:enhanced-geometry svg:viewBox="0 0 21600 21600" draw:mirror-horizontal="false" draw:mirror-vertical="false" draw:text-areas="0 0 21600 21600" draw:type="circular-arrow" draw:modifiers="-89.485844459519 -0.211894666795601 7513.0264765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15" draw:layer="layout" svg:width="9.5cm" svg:height="3.088cm" svg:x="5cm" svg:y="15.4cm">
          <draw:text-box>
            <text:p text:style-name="P14"><text:span text:style-name="T8">Priority</text:span></text:p>
          </draw:text-box>
        </draw:frame>
        <draw:frame draw:style-name="gr34" draw:text-style-name="P17" draw:layer="layout" svg:width="15.9cm" svg:height="3.088cm" svg:x="118.9cm" svg:y="40.7cm">
          <draw:text-box>
            <text:p text:style-name="P16"><text:span text:style-name="T9">Disinhibition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9-18T21:07:02.335579248</dc:date>
    <meta:editing-duration>P1DT6H2M57S</meta:editing-duration>
    <meta:editing-cycles>171</meta:editing-cycles>
    <meta:generator>LibreOffice/5.1.6.2$Linux_X86_64 LibreOffice_project/10m0$Build-2</meta:generator>
    <meta:document-statistic meta:object-count="81"/>
  </office:meta>
</office:document-meta>
</file>